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illiam McDonald</text:p>
      <text:p text:style-name="P1">20418145</text:p>
      <text:p text:style-name="P1">wmcdo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S 488 Assignment 1</text:p>
      <text:p text:style-name="P4">Manual</text:p>
      <text:p text:style-name="P3"/>
      <text:p text:style-name="P3">Note that wire-frame mode draws the triangles as wires and not the edges of the cubes.</text:p>
      <text:p text:style-name="P3"/>
      <text:p text:style-name="P2">Multicolour mode</text:p>
      <text:p text:style-name="P3">My interpretation of multicolour mode was that each cube should get a unique (or at least random) colour set, and that this random set should persist across draws. So to support this I modified the game.cpp and game.h code to include an id for each cube that is drawn. This way cubes can have a persistent colour but still be randomized, independent of their piece. There is a slight issue when rotating.</text:p>
      <text:p text:style-name="P3"/>
      <text:p text:style-name="P3">There are no additional feat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mcdonal </meta:initial-creator>
    <meta:creation-date>2015-05-19T22:52:08</meta:creation-date>
    <dc:date>2015-05-19T23:37:42</dc:date>
    <dc:creator>wmcdonal </dc:creator>
    <meta:editing-duration>PT30M2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9" meta:word-count="104" meta:character-count="596" meta:non-whitespace-character-count="501"/>
  </office:meta>
</office:document-meta>
</file>